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Filter.hashC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ngeFilter.initRang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Filter.equals( Object o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ngeFilter.RangeFilter( String fieldName , String lowerTerm , String upperTerm , boolean includeLower , boolean includeUpper , Collator col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Filter.Less( String fieldName , String upper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Filter.More( String fieldName , String lower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Filter.RangeFilter( String fieldName , String lowerTerm , String upperTerm , boolean includeLower , boolean includeUpp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angeFilter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